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knownHttpStatusCodeException.UnknownHttpStatusCodeException( String message , int rawStatusCode , String statusText , @ Nullable HttpHeaders responseHeaders , @ Nullable byte [ ] responseBody , @ Nullable Charset response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HttpStatusCodeException.UnknownHttpStatusCodeException( int rawStatusCode , String statusText , @ Nullable HttpHeaders responseHeaders , @ Nullable byte [ ] responseBody , @ Nullable Charset response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